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Heading_20_4">
      <style:paragraph-properties fo:margin-top="0.2217in" fo:margin-bottom="0.2217in" style:contextual-spacing="false"/>
    </style:style>
    <style:style style:name="P2" style:family="paragraph" style:parent-style-name="Standard">
      <style:paragraph-properties fo:margin-top="0.1953in" fo:margin-bottom="0.1953in" style:contextual-spacing="false"/>
      <style:text-properties officeooo:rsid="001b99ae" officeooo:paragraph-rsid="001b99ae"/>
    </style:style>
    <style:style style:name="P3" style:family="paragraph" style:parent-style-name="Standard">
      <style:paragraph-properties fo:margin-top="0.1665in" fo:margin-bottom="0.1665in" style:contextual-spacing="false"/>
    </style:style>
    <style:style style:name="P4" style:family="paragraph" style:parent-style-name="Standard">
      <style:paragraph-properties fo:margin-top="0.1665in" fo:margin-bottom="0.1665in" style:contextual-spacing="false"/>
      <style:text-properties officeooo:paragraph-rsid="001b99ae"/>
    </style:style>
    <style:style style:name="P5" style:family="paragraph" style:parent-style-name="Heading_20_3">
      <style:paragraph-properties fo:margin-top="0.1953in" fo:margin-bottom="0.1953in" style:contextual-spacing="false"/>
      <style:text-properties style:font-name="Aptos" fo:font-size="14pt" fo:language="en" fo:country="GB" fo:font-weight="bold" style:font-name-asian="Aptos1" style:font-size-asian="14pt" style:font-weight-asian="bold" style:font-name-complex="Aptos1" style:font-size-complex="14pt" style:font-weight-complex="bold"/>
    </style:style>
    <style:style style:name="P6" style:family="paragraph" style:parent-style-name="Heading_20_3">
      <style:paragraph-properties fo:margin-top="0.1953in" fo:margin-bottom="0.1953in" style:contextual-spacing="false"/>
      <style:text-properties style:font-name="Aptos" fo:font-size="14pt" fo:language="en" fo:country="GB" fo:font-weight="bold" officeooo:paragraph-rsid="002463a6" style:font-name-asian="Aptos1" style:font-size-asian="14pt" style:font-weight-asian="bold" style:font-name-complex="Aptos1" style:font-size-complex="14pt" style:font-weight-complex="bold"/>
    </style:style>
    <style:style style:name="P7" style:family="paragraph" style:parent-style-name="Heading_20_3">
      <style:paragraph-properties fo:margin-top="0.1953in" fo:margin-bottom="0.1953in" style:contextual-spacing="false"/>
    </style:style>
    <style:style style:name="P8" style:family="paragraph" style:parent-style-name="Heading_20_4">
      <style:paragraph-properties fo:margin-top="0.2217in" fo:margin-bottom="0.2217in" style:contextual-spacing="false"/>
      <style:text-properties style:font-name="Aptos" fo:font-size="12pt" fo:language="en" fo:country="GB" fo:font-weight="bold" style:font-name-asian="Aptos1" style:font-size-asian="12pt" style:font-weight-asian="bold" style:font-name-complex="Aptos1" style:font-size-complex="12pt" style:font-weight-complex="bold"/>
    </style:style>
    <style:style style:name="P9" style:family="paragraph" style:parent-style-name="Heading_20_4">
      <style:paragraph-properties fo:margin-top="0.2217in" fo:margin-bottom="0.2217in" style:contextual-spacing="false"/>
      <style:text-properties style:font-name="Aptos" fo:font-size="12pt" fo:language="en" fo:country="GB" fo:font-weight="bold" officeooo:paragraph-rsid="002463a6" style:font-name-asian="Aptos1" style:font-size-asian="12pt" style:font-weight-asian="bold" style:font-name-complex="Aptos1" style:font-size-complex="12pt" style:font-weight-complex="bold"/>
    </style:style>
    <style:style style:name="P10" style:family="paragraph" style:parent-style-name="Heading_20_4">
      <style:paragraph-properties fo:margin-top="0.2217in" fo:margin-bottom="0.2217in" style:contextual-spacing="false"/>
      <style:text-properties style:font-name="Aptos" fo:font-size="20pt" fo:language="en" fo:country="GB" fo:font-weight="bold" style:font-name-asian="Aptos1" style:font-size-asian="20pt" style:font-weight-asian="bold" style:font-name-complex="Aptos1" style:font-size-complex="20pt" style:font-weight-complex="bold"/>
    </style:style>
    <style:style style:name="P11" style:family="paragraph" style:parent-style-name="List_20_Paragraph" style:list-style-name="WWNum1">
      <style:paragraph-properties fo:margin-top="0.1665in" fo:margin-bottom="0in" style:contextual-spacing="true"/>
    </style:style>
    <style:style style:name="P12" style:family="paragraph" style:parent-style-name="List_20_Paragraph" style:list-style-name="WWNum1">
      <style:paragraph-properties fo:margin-top="0in" fo:margin-bottom="0in" style:contextual-spacing="true"/>
    </style:style>
    <style:style style:name="P13" style:family="paragraph" style:parent-style-name="List_20_Paragraph" style:list-style-name="WWNum1">
      <style:paragraph-properties fo:margin-top="0in" fo:margin-bottom="0in" style:contextual-spacing="true"/>
      <style:text-properties officeooo:rsid="001b99ae" officeooo:paragraph-rsid="001b99ae"/>
    </style:style>
    <style:style style:name="P14" style:family="paragraph" style:parent-style-name="List_20_Paragraph" style:list-style-name="WWNum1">
      <style:paragraph-properties fo:margin-top="0in" fo:margin-bottom="0in" style:contextual-spacing="true"/>
      <style:text-properties officeooo:rsid="001c91e4" officeooo:paragraph-rsid="001c91e4"/>
    </style:style>
    <style:style style:name="P15" style:family="paragraph" style:parent-style-name="List_20_Paragraph" style:list-style-name="WWNum2">
      <style:paragraph-properties fo:margin-top="0in" fo:margin-bottom="0in" style:contextual-spacing="true"/>
    </style:style>
    <style:style style:name="P16" style:family="paragraph" style:parent-style-name="List_20_Paragraph" style:list-style-name="WWNum2">
      <style:paragraph-properties fo:margin-top="0in" fo:margin-bottom="0in" style:contextual-spacing="true"/>
      <style:text-properties officeooo:paragraph-rsid="00219860"/>
    </style:style>
    <style:style style:name="P17" style:family="paragraph" style:parent-style-name="List_20_Paragraph" style:list-style-name="WWNum2">
      <style:paragraph-properties fo:margin-top="0.1665in" fo:margin-bottom="0in" style:contextual-spacing="true"/>
      <style:text-properties officeooo:paragraph-rsid="00219860"/>
    </style:style>
    <style:style style:name="P18" style:family="paragraph" style:parent-style-name="List_20_Paragraph" style:list-style-name="WWNum4">
      <style:paragraph-properties fo:margin-top="0.1665in" fo:margin-bottom="0in" style:contextual-spacing="true"/>
    </style:style>
    <style:style style:name="P19" style:family="paragraph" style:parent-style-name="List_20_Paragraph" style:list-style-name="WWNum4">
      <style:paragraph-properties fo:margin-top="0in" fo:margin-bottom="0in" style:contextual-spacing="true"/>
    </style:style>
    <style:style style:name="P20" style:family="paragraph" style:parent-style-name="List_20_Paragraph" style:list-style-name="WWNum5">
      <style:paragraph-properties fo:margin-top="0.1665in" fo:margin-bottom="0in" style:contextual-spacing="true"/>
    </style:style>
    <style:style style:name="P21" style:family="paragraph" style:parent-style-name="List_20_Paragraph" style:list-style-name="WWNum5">
      <style:paragraph-properties fo:margin-top="0in" fo:margin-bottom="0in" style:contextual-spacing="true"/>
    </style:style>
    <style:style style:name="P22" style:family="paragraph" style:parent-style-name="List_20_Paragraph" style:list-style-name="WWNum5">
      <style:paragraph-properties fo:margin-top="0.1665in" fo:margin-bottom="0in" style:contextual-spacing="true"/>
      <style:text-properties officeooo:paragraph-rsid="002463a6"/>
    </style:style>
    <style:style style:name="P23" style:family="paragraph" style:parent-style-name="List_20_Paragraph" style:list-style-name="WWNum5">
      <style:paragraph-properties fo:margin-top="0in" fo:margin-bottom="0in" style:contextual-spacing="true"/>
      <style:text-properties officeooo:paragraph-rsid="002463a6"/>
    </style:style>
    <style:style style:name="P24" style:family="paragraph" style:parent-style-name="List_20_Paragraph" style:list-style-name="WWNum6">
      <style:paragraph-properties fo:margin-top="0in" fo:margin-bottom="0in" style:contextual-spacing="true"/>
    </style:style>
    <style:style style:name="P25" style:family="paragraph" style:parent-style-name="List_20_Paragraph" style:list-style-name="WWNum6">
      <style:paragraph-properties fo:margin-top="0in" fo:margin-bottom="0in" style:contextual-spacing="true"/>
      <style:text-properties officeooo:paragraph-rsid="002463a6"/>
    </style:style>
    <style:style style:name="P26" style:family="paragraph" style:parent-style-name="List_20_Paragraph" style:list-style-name="WWNum7">
      <style:paragraph-properties fo:margin-top="0.1665in" fo:margin-bottom="0in" style:contextual-spacing="true"/>
    </style:style>
    <style:style style:name="P27" style:family="paragraph" style:parent-style-name="List_20_Paragraph" style:list-style-name="WWNum7">
      <style:paragraph-properties fo:margin-top="0in" fo:margin-bottom="0in" style:contextual-spacing="true"/>
    </style:style>
    <style:style style:name="P28" style:family="paragraph" style:parent-style-name="List_20_Paragraph" style:list-style-name="WWNum7">
      <style:paragraph-properties fo:margin-top="0.1665in" fo:margin-bottom="0in" style:contextual-spacing="true"/>
      <style:text-properties officeooo:paragraph-rsid="002463a6"/>
    </style:style>
    <style:style style:name="P29" style:family="paragraph" style:parent-style-name="List_20_Paragraph" style:list-style-name="WWNum7">
      <style:paragraph-properties fo:margin-top="0in" fo:margin-bottom="0in" style:contextual-spacing="true"/>
      <style:text-properties officeooo:paragraph-rsid="002463a6"/>
    </style:style>
    <style:style style:name="P30" style:family="paragraph" style:parent-style-name="List_20_Paragraph" style:list-style-name="WWNum8">
      <style:paragraph-properties fo:margin-top="0.1665in" fo:margin-bottom="0in" style:contextual-spacing="true"/>
    </style:style>
    <style:style style:name="P31" style:family="paragraph" style:parent-style-name="List_20_Paragraph" style:list-style-name="WWNum8">
      <style:paragraph-properties fo:margin-top="0in" fo:margin-bottom="0in" style:contextual-spacing="true"/>
    </style:style>
    <style:style style:name="P32" style:family="paragraph" style:parent-style-name="List_20_Paragraph" style:list-style-name="WWNum9">
      <style:paragraph-properties fo:margin-top="0.1665in" fo:margin-bottom="0in" style:contextual-spacing="true"/>
    </style:style>
    <style:style style:name="P33" style:family="paragraph" style:parent-style-name="List_20_Paragraph" style:list-style-name="WWNum9">
      <style:paragraph-properties fo:margin-top="0in" fo:margin-bottom="0in" style:contextual-spacing="true"/>
    </style:style>
    <style:style style:name="P34" style:family="paragraph" style:parent-style-name="List_20_Paragraph" style:list-style-name="WWNum11">
      <style:paragraph-properties fo:margin-top="0in" fo:margin-bottom="0in" style:contextual-spacing="true"/>
    </style:style>
    <style:style style:name="P35" style:family="paragraph" style:parent-style-name="List_20_Paragraph" style:list-style-name="WWNum1">
      <style:paragraph-properties fo:margin-top="0in" fo:margin-bottom="0in" style:contextual-spacing="true"/>
      <style:text-properties officeooo:rsid="001e300c" officeooo:paragraph-rsid="001e300c"/>
    </style:style>
    <style:style style:name="P36" style:family="paragraph" style:parent-style-name="List_20_Paragraph" style:list-style-name="WWNum1">
      <style:paragraph-properties fo:margin-top="0in" fo:margin-bottom="0in" style:contextual-spacing="true"/>
      <style:text-properties officeooo:rsid="001edfbc" officeooo:paragraph-rsid="001edfbc"/>
    </style:style>
    <style:style style:name="P37" style:family="paragraph" style:parent-style-name="List_20_Paragraph" style:list-style-name="WWNum1">
      <style:paragraph-properties fo:margin-top="0in" fo:margin-bottom="0in" style:contextual-spacing="true"/>
      <style:text-properties officeooo:rsid="001f1506" officeooo:paragraph-rsid="001f1506"/>
    </style:style>
    <style:style style:name="P38" style:family="paragraph" style:parent-style-name="List_20_Paragraph">
      <style:paragraph-properties fo:margin-top="0in" fo:margin-bottom="0in" style:contextual-spacing="true"/>
    </style:style>
    <style:style style:name="P39" style:family="paragraph" style:parent-style-name="List_20_Paragraph" style:list-style-name="WWNum1">
      <style:paragraph-properties fo:margin-top="0in" fo:margin-bottom="0in" style:contextual-spacing="true"/>
      <style:text-properties officeooo:rsid="0021061b" officeooo:paragraph-rsid="0021061b"/>
    </style:style>
    <style:style style:name="P40" style:family="paragraph" style:parent-style-name="List_20_Paragraph" style:list-style-name="WWNum1">
      <style:paragraph-properties fo:margin-top="0in" fo:margin-bottom="0in" style:contextual-spacing="true"/>
      <style:text-properties fo:font-weight="bold" style:font-weight-asian="bold" style:font-weight-complex="bold"/>
    </style:style>
    <style:style style:name="P41" style:family="paragraph" style:parent-style-name="List_20_Paragraph" style:list-style-name="WWNum1">
      <style:paragraph-properties fo:margin-top="0in" fo:margin-bottom="0in" style:contextual-spacing="true"/>
      <style:text-properties fo:font-weight="bold" officeooo:rsid="0021061b" officeooo:paragraph-rsid="0021061b" style:font-weight-asian="bold" style:font-weight-complex="bold"/>
    </style:style>
    <style:style style:name="P42" style:family="paragraph" style:parent-style-name="List_20_Paragraph" style:list-style-name="WWNum2">
      <style:paragraph-properties fo:margin-top="0in" fo:margin-bottom="0in" style:contextual-spacing="true"/>
      <style:text-properties fo:font-weight="bold" officeooo:paragraph-rsid="00219860" style:font-weight-asian="bold" style:font-weight-complex="bold"/>
    </style:style>
    <style:style style:name="P43" style:family="paragraph" style:parent-style-name="List_20_Paragraph" style:list-style-name="WWNum2">
      <style:paragraph-properties fo:margin-top="0in" fo:margin-bottom="0in" style:contextual-spacing="true"/>
      <style:text-properties fo:font-weight="bold" style:font-weight-asian="bold" style:font-weight-complex="bold"/>
    </style:style>
    <style:style style:name="P44" style:family="paragraph" style:parent-style-name="List_20_Paragraph" style:list-style-name="WWNum2">
      <style:paragraph-properties fo:margin-top="0in" fo:margin-bottom="0in" style:contextual-spacing="true"/>
      <style:text-properties officeooo:rsid="00219860" officeooo:paragraph-rsid="00219860"/>
    </style:style>
    <style:style style:name="P45" style:family="paragraph" style:parent-style-name="List_20_Paragraph" style:list-style-name="WWNum2">
      <style:paragraph-properties fo:margin-top="0in" fo:margin-bottom="0in" style:contextual-spacing="true"/>
      <style:text-properties officeooo:rsid="0021a462" officeooo:paragraph-rsid="0021a462"/>
    </style:style>
    <style:style style:name="P46" style:family="paragraph" style:parent-style-name="List_20_Paragraph">
      <style:paragraph-properties fo:margin-top="0in" fo:margin-bottom="0in" style:contextual-spacing="true"/>
      <style:text-properties officeooo:rsid="0021a462" officeooo:paragraph-rsid="0021a462"/>
    </style:style>
    <style:style style:name="P47" style:family="paragraph" style:parent-style-name="List_20_Paragraph" style:list-style-name="WWNum4">
      <style:paragraph-properties fo:margin-top="0in" fo:margin-bottom="0in" style:contextual-spacing="true"/>
      <style:text-properties officeooo:rsid="0021a462" officeooo:paragraph-rsid="0021a462"/>
    </style:style>
    <style:style style:name="P48" style:family="paragraph" style:parent-style-name="List_20_Paragraph" style:list-style-name="WWNum8">
      <style:paragraph-properties fo:margin-top="0in" fo:margin-bottom="0in" style:contextual-spacing="true"/>
      <style:text-properties officeooo:rsid="002463a6" officeooo:paragraph-rsid="002463a6"/>
    </style:style>
    <style:style style:name="P49" style:family="paragraph" style:parent-style-name="Standard" style:list-style-name="L1">
      <style:paragraph-properties fo:margin-top="0.2217in" fo:margin-bottom="0.2217in" style:contextual-spacing="false"/>
      <style:text-properties style:font-name="Aptos" fo:font-size="12pt" fo:language="en" fo:country="GB" fo:font-weight="bold" officeooo:rsid="001f1506" officeooo:paragraph-rsid="0021061b" style:font-name-asian="Aptos1" style:font-size-asian="12pt" style:font-weight-asian="bold" style:font-name-complex="Aptos1" style:font-size-complex="12pt" style:font-weight-complex="bold"/>
    </style:style>
    <style:style style:name="P50" style:family="paragraph" style:parent-style-name="Standard" style:list-style-name="L1">
      <style:paragraph-properties fo:margin-top="0.2217in" fo:margin-bottom="0.2217in" style:contextual-spacing="false"/>
      <style:text-properties style:font-name="Aptos" fo:font-size="12pt" fo:language="en" fo:country="GB" fo:font-weight="bold" officeooo:rsid="001f1506" officeooo:paragraph-rsid="001f1506" style:font-name-asian="Aptos1" style:font-size-asian="12pt" style:font-weight-asian="bold" style:font-name-complex="Aptos1" style:font-size-complex="12pt" style:font-weight-complex="bold"/>
    </style:style>
    <style:style style:name="P51" style:family="paragraph" style:parent-style-name="Standard">
      <style:paragraph-properties fo:margin-top="0.1953in" fo:margin-bottom="0.1953in" style:contextual-spacing="false"/>
      <style:text-properties style:font-name="Aptos" fo:font-size="14pt" fo:language="en" fo:country="GB" fo:font-weight="bold" officeooo:paragraph-rsid="002463a6" style:font-name-asian="Aptos1" style:font-size-asian="14pt" style:font-weight-asian="bold" style:font-name-complex="Aptos1" style:font-size-complex="14pt" style:font-weight-complex="bold"/>
    </style:style>
    <style:style style:name="T1" style:family="text">
      <style:text-properties style:font-name="Aptos" fo:font-size="14pt" fo:language="en" fo:country="GB" fo:font-weight="bold" style:font-name-asian="Aptos1" style:font-size-asian="14pt" style:font-weight-asian="bold" style:font-name-complex="Aptos1" style:font-size-complex="14pt" style:font-weight-complex="bold"/>
    </style:style>
    <style:style style:name="T2" style:family="text">
      <style:text-properties style:font-name="Aptos" fo:font-size="12pt" fo:language="en" fo:country="GB" fo:font-weight="bold" style:font-name-asian="Aptos1" style:font-size-asian="12pt" style:font-weight-asian="bold" style:font-name-complex="Aptos1" style:font-size-complex="12pt" style:font-weight-complex="bold"/>
    </style:style>
    <style:style style:name="T3" style:family="text">
      <style:text-properties style:font-name="Aptos" fo:font-size="12pt" fo:language="en" fo:country="GB" fo:font-weight="bold" officeooo:rsid="001f1506" style:font-name-asian="Aptos1" style:font-size-asian="12pt" style:font-weight-asian="bold" style:font-name-complex="Aptos1" style:font-size-complex="12pt" style:font-weight-complex="bold"/>
    </style:style>
    <style:style style:name="T4" style:family="text">
      <style:text-properties style:font-name="Aptos" fo:font-size="12pt" fo:language="en" fo:country="GB" fo:font-weight="bold" officeooo:rsid="00219860" style:font-name-asian="Aptos1" style:font-size-asian="12pt" style:font-weight-asian="bold" style:font-name-complex="Aptos1" style:font-size-complex="12pt" style:font-weight-complex="bold"/>
    </style:style>
    <style:style style:name="T5" style:family="text">
      <style:text-properties style:font-name="Aptos" fo:font-size="12pt" fo:language="en" fo:country="GB" fo:font-weight="bold" officeooo:rsid="002463a6" style:font-name-asian="Aptos1" style:font-size-asian="12pt" style:font-weight-asian="bold" style:font-name-complex="Aptos1" style:font-size-complex="12pt" style:font-weight-complex="bold"/>
    </style:style>
    <style:style style:name="T6" style:family="text">
      <style:text-properties style:font-name="Aptos" fo:font-size="12pt" fo:language="en" fo:country="GB" style:font-name-asian="Aptos1" style:font-size-asian="12pt" style:font-name-complex="Aptos1" style:font-size-complex="12pt"/>
    </style:style>
    <style:style style:name="T7" style:family="text">
      <style:text-properties style:font-name="Aptos" fo:font-size="12pt" fo:language="en" fo:country="GB" officeooo:rsid="001b99ae" style:font-name-asian="Aptos1" style:font-size-asian="12pt" style:font-name-complex="Aptos1" style:font-size-complex="12pt"/>
    </style:style>
    <style:style style:name="T8" style:family="text">
      <style:text-properties style:font-name="Aptos" fo:font-size="12pt" fo:language="en" fo:country="GB" officeooo:rsid="001dd93c" style:font-name-asian="Aptos1" style:font-size-asian="12pt" style:font-name-complex="Aptos1" style:font-size-complex="12pt"/>
    </style:style>
    <style:style style:name="T9" style:family="text">
      <style:text-properties style:font-name="Aptos" fo:font-size="12pt" fo:language="en" fo:country="GB" officeooo:rsid="001e300c" style:font-name-asian="Aptos1" style:font-size-asian="12pt" style:font-name-complex="Aptos1" style:font-size-complex="12pt"/>
    </style:style>
    <style:style style:name="T10" style:family="text">
      <style:text-properties style:font-name="Aptos" fo:font-size="12pt" fo:language="en" fo:country="GB" officeooo:rsid="001f1506" style:font-name-asian="Aptos1" style:font-size-asian="12pt" style:font-name-complex="Aptos1" style:font-size-complex="12pt"/>
    </style:style>
    <style:style style:name="T11" style:family="text">
      <style:text-properties style:font-name="Aptos" fo:font-size="12pt" fo:language="en" fo:country="GB" officeooo:rsid="0021061b" style:font-name-asian="Aptos1" style:font-size-asian="12pt" style:font-name-complex="Aptos1" style:font-size-complex="12pt"/>
    </style:style>
    <style:style style:name="T12" style:family="text">
      <style:text-properties style:font-name="Aptos" fo:font-size="12pt" fo:language="en" fo:country="GB" officeooo:rsid="00219860" style:font-name-asian="Aptos1" style:font-size-asian="12pt" style:font-name-complex="Aptos1" style:font-size-complex="12pt"/>
    </style:style>
    <style:style style:name="T13" style:family="text">
      <style:text-properties style:font-name="Aptos" fo:font-size="12pt" fo:language="en" fo:country="GB" officeooo:rsid="0021a462" style:font-name-asian="Aptos1" style:font-size-asian="12pt" style:font-name-complex="Aptos1" style:font-size-complex="12pt"/>
    </style:style>
    <style:style style:name="T14" style:family="text">
      <style:text-properties style:font-name="Aptos" fo:font-size="12pt" fo:language="en" fo:country="GB" officeooo:rsid="002463a6" style:font-name-asian="Aptos1" style:font-size-asian="12pt" style:font-name-complex="Aptos1" style:font-size-complex="12pt"/>
    </style:style>
    <style:style style:name="T15" style:family="text">
      <style:text-properties style:font-name="Aptos" fo:font-size="12pt" fo:language="en" fo:country="GB" fo:font-weight="normal" style:font-name-asian="Aptos1" style:font-size-asian="12pt" style:font-weight-asian="normal" style:font-name-complex="Aptos1" style:font-size-complex="12pt" style:font-weight-complex="normal"/>
    </style:style>
    <style:style style:name="T16" style:family="text">
      <style:text-properties style:font-name="Aptos" fo:font-size="12pt" fo:language="en" fo:country="GB" fo:font-weight="normal" officeooo:rsid="00219860" style:font-name-asian="Aptos1" style:font-size-asian="12pt" style:font-weight-asian="normal" style:font-name-complex="Aptos1" style:font-size-complex="12pt" style:font-weight-complex="normal"/>
    </style:style>
    <style:style style:name="T17" style:family="text">
      <style:text-properties style:font-name="Aptos" fo:font-size="12pt" fo:language="en" fo:country="GB" fo:font-weight="normal" officeooo:rsid="002463a6" style:font-name-asian="Aptos1" style:font-size-asian="12pt" style:font-weight-asian="normal" style:font-name-complex="Aptos1" style:font-size-complex="12pt" style:font-weight-complex="normal"/>
    </style:style>
    <style:style style:name="T18" style:family="text">
      <style:text-properties officeooo:rsid="001e300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Project Specification Document</text:h>
      <text:p text:style-name="P2"><text:span text:style-name="T1"/></text:p>
      <text:h text:style-name="P10" text:outline-level="4">Project Title: <text:span text:style-name="T18">Asteroid Madness</text:span></text:h>
      <text:list text:style-name="L1">
        <text:list-item>
          <text:p text:style-name="P50">Pranay Kelotra<text:tab/>IMT2023563 <text:s text:c="4"/>Pranay.Kelotra@iiitb.ac.in <text:s/></text:p>
        </text:list-item>
        <text:list-item>
          <text:p text:style-name="P50">Rajdeep Saha<text:tab/>IMT2023600<text:tab/> <text:s text:c="3"/>Rajdeep.Saha@iiitb.ac.in</text:p>
        </text:list-item>
        <text:list-item>
          <text:p text:style-name="P50">Sahas Sangal<text:tab/>IMT2023556<text:tab/> <text:s text:c="4"/>Sahas.Sangal@iiitb.ac.in</text:p>
        </text:list-item>
        <text:list-item>
          <text:p text:style-name="P50">Sahil Singh<text:tab/> <text:s text:c="11"/>IMT2023521 <text:s text:c="4"/>Sahil.Singh521@iiitb.ac.in <text:s/></text:p>
        </text:list-item>
        <text:list-item>
          <text:p text:style-name="P49">Yash Anand <text:tab/>IMT2023624<text:tab/> <text:s text:c="4"/>Yash.Anand@iiitb.ac.in <text:s text:c="2"/></text:p>
        </text:list-item>
        <text:list-item>
          <text:p text:style-name="P49">Rajan Samar<text:tab/>IMT2023616<text:tab/> <text:s text:c="4"/>Rajan.Samar@iiitb.ac.in</text:p>
        </text:list-item>
      </text:list>
      <text:h text:style-name="P8" text:outline-level="4">Project Description:</text:h>
      <text:p text:style-name="P4"><text:span text:style-name="T6">The </text:span><text:span text:style-name="T9">Project is a </text:span><text:span text:style-name="T6"><text:s/>is a 2D </text:span><text:span text:style-name="T9">game</text:span><text:span text:style-name="T6">, single-player experience where the player controls </text:span><text:span text:style-name="T8">multiple </text:span><text:span text:style-name="T6"><text:s/></text:span><text:span text:style-name="T7">different kind of</text:span><text:span text:style-name="T6"> satellite</text:span><text:span text:style-name="T7">s</text:span><text:span text:style-name="T6"> to protect Earth from asteroids. The objective is to shoot down asteroids before they collide with Earth. The player can use </text:span><text:span text:style-name="T9"><text:s/>different kind of </text:span><text:span text:style-name="T6">missiles </text:span><text:span text:style-name="T9">attached to satellites </text:span><text:span text:style-name="T6"><text:s/>to destroy </text:span><text:span text:style-name="T9">multiple kind</text:span><text:span text:style-name="T7"> of </text:span><text:span text:style-name="T6">asteroids. The game will </text:span><text:span text:style-name="T7">become increasingly difficult as the player score progresses. The </text:span><text:span text:style-name="T9">players </text:span><text:span text:style-name="T7"><text:s/>job is to direct the missiles along the path of the asteroids </text:span><text:span text:style-name="T9">by using the cross hair.</text:span></text:p>
      <text:p text:style-name="Standard"/>
      <text:h text:style-name="P5" text:outline-level="3">Objectives:</text:h>
      <text:list text:style-name="WWNum1">
        <text:list-item>
          <text:p text:style-name="P11" loext:marker-style-name="T2"><text:span text:style-name="T2">Core Gameplay (Single Player Mode):</text:span></text:p>
          <text:list>
            <text:list-header>
              <text:p text:style-name="P12" loext:marker-style-name="T6"><text:span text:style-name="T6"/></text:p>
            </text:list-header>
            <text:list-item>
              <text:p text:style-name="P35" loext:marker-style-name="T6"><text:span text:style-name="T6">Designing a game Mechanism for the <text:s/>Player to shoot down asteroids by launching missiles aimed along the path of asteroid.</text:span></text:p>
            </text:list-item>
            <text:list-item>
              <text:p text:style-name="P36" loext:marker-style-name="T6"><text:soft-page-break/><text:span text:style-name="T6">Power-ups which can be unlocked and </text:span><text:span text:style-name="T10">which</text:span><text:span text:style-name="T6"> </text:span><text:span text:style-name="T10">can </text:span><text:span text:style-name="T6">provide advantage to the player</text:span><text:span text:style-name="T10"> in saving the earth. </text:span><text:span text:style-name="T3"># POWERUPS ??</text:span></text:p>
            </text:list-item>
            <text:list-item>
              <text:p text:style-name="P36" loext:marker-style-name="T6"><text:span text:style-name="T10">D</text:span><text:span text:style-name="T6">ifferent kind of asteroids for the player to tackle differently.</text:span></text:p>
            </text:list-item>
            <text:list-item>
              <text:p text:style-name="P36" loext:marker-style-name="T6"><text:span text:style-name="T10">D</text:span><text:span text:style-name="T6">ifferent kind of satellites for the player to choose while battling asteroids.</text:span></text:p>
            </text:list-item>
            <text:list-item>
              <text:p text:style-name="P37" loext:marker-style-name="T6"><text:span text:style-name="T6">Various missiles <text:s/>having <text:s/>different effects on asteroids.</text:span></text:p>
            </text:list-item>
            <text:list-item>
              <text:p text:style-name="P37" loext:marker-style-name="T6"><text:span text:style-name="T6">Game mechanism for ending the game if a asteroid collides with the earth </text:span><text:span text:style-name="T2"># EARTH TO HAVE LIFE ??</text:span></text:p>
            </text:list-item>
          </text:list>
          <text:p text:style-name="P12" loext:marker-style-name="T2"><text:span text:style-name="T2"/></text:p>
        </text:list-item>
        <text:list-item>
          <text:p text:style-name="P12" loext:marker-style-name="T2"><text:span text:style-name="T2">Game Progression:</text:span><text:span text:style-name="T2"/></text:p>
          <text:list>
            <text:list-header>
              <text:p text:style-name="P39" loext:marker-style-name="T6"><text:span text:style-name="T6">#The game will feature different levels of increasing difficulty, with more asteroids and faster-moving ones as the game progresses.</text:span></text:p>
            </text:list-header>
            <text:list-item>
              <text:p text:style-name="P39" loext:marker-style-name="T6"><text:span text:style-name="T6">Game mechanism where the game become increasingly difficult as the players score increases.</text:span></text:p>
              <text:p text:style-name="P40"><text:span text:style-name="T11"># </text:span><text:span text:style-name="T6">Multiple difficulty settings (Easy, Medium, Hard) will affect the frequency, size, and speed of asteroids ?? </text:span></text:p>
            </text:list-item>
            <text:list-item>
              <text:p text:style-name="P12" loext:marker-style-name="T6"><text:span text:style-name="T6">a </text:span><text:span text:style-name="T11">game </text:span><text:span text:style-name="T6">score based on how many asteroids </text:span><text:span text:style-name="T11">player </text:span><text:span text:style-name="T6">destroy</text:span><text:span text:style-name="T11">ed</text:span><text:span text:style-name="T6">, and track</text:span><text:span text:style-name="T11">ing </text:span><text:span text:style-name="T6"><text:s/>the player's highest score.</text:span></text:p>
              <text:p text:style-name="P41"># Area where the missiles get automatically destroyed ?</text:p>
              <text:p text:style-name="P41"># A wave of asteroids or A BIG BIG ASTEROID ??</text:p>
            </text:list-item>
          </text:list>
        </text:list-item>
        <text:list-item>
          <text:p text:style-name="P12" loext:marker-style-name="T2"><text:span text:style-name="T2">UI and Visuals:</text:span><text:span text:style-name="T2"/></text:p>
          <text:list>
            <text:list-item>
              <text:p text:style-name="P12" loext:marker-style-name="T6"><text:span text:style-name="T6">The game </text:span><text:span text:style-name="T11">to</text:span><text:span text:style-name="T6"> include a simple and intuitive GUI, displaying information such as:</text:span></text:p>
              <text:list>
                <text:list-item>
                  <text:p text:style-name="P12" loext:marker-style-name="T6"><text:span text:style-name="T6">Player score.</text:span></text:p>
                </text:list-item>
                <text:list-item>
                  <text:p text:style-name="P13" loext:marker-style-name="T6"><text:span text:style-name="T6">The graphics which display accessible satellites , asteroids </text:span><text:span text:style-name="T11">and missiles </text:span></text:p>
                </text:list-item>
                <text:list-item>
                  <text:p text:style-name="P13" loext:marker-style-name="T6"><text:span text:style-name="T6">Cross Hair which displays where the user is currently aiming.</text:span></text:p>
                </text:list-item>
                <text:list-item>
                  <text:p text:style-name="P14" loext:marker-style-name="T6"><text:span text:style-name="T6">Cool-down period of satellites </text:span><text:span text:style-name="T11">and other satellite features</text:span></text:p>
                </text:list-item>
              </text:list>
            </text:list-item>
          </text:list>
        </text:list-item>
      </text:list>
      <text:p text:style-name="Standard"/>
      <text:h text:style-name="P5" text:outline-level="3">Scope of the Project:</text:h>
      <text:p text:style-name="P3"><text:span text:style-name="T6">The primary focus of this project is to create a polished </text:span><text:span text:style-name="T2">single-player experience</text:span><text:span text:style-name="T6"> where the player protects Earth by controlling a satellite. </text:span></text:p>
      <text:p text:style-name="Standard"/>
      <text:h text:style-name="P5" text:outline-level="3"><text:soft-page-break/>Functional Requirements:</text:h>
      <text:h text:style-name="P8" text:outline-level="4">1. Core Game Mechanics :</text:h>
      <text:list text:style-name="WWNum2">
        <text:list-item>
          <text:p text:style-name="P17" loext:marker-style-name="T6"><text:span text:style-name="T2">Asteroid Spawning</text:span><text:span text:style-name="T6">:</text:span></text:p>
          <text:list>
            <text:list-header>
              <text:p text:style-name="P17" loext:marker-style-name="T6"><text:span text:style-name="T16">spawning different asteroids and their trajectory onto the screen</text:span></text:p>
              <text:p text:style-name="P43"><text:span text:style-name="T12"/></text:p>
              <text:list>
                <text:list-header>
                  <text:p text:style-name="P43"><text:span text:style-name="T12">#</text:span><text:span text:style-name="T6">Asteroids of varying sizes and speeds will spawn at random locations above Earth and move towards it.</text:span></text:p>
                  <text:p text:style-name="P43"><text:span text:style-name="T12">#</text:span><text:span text:style-name="T6">Larger asteroids will be harder to destroy, requiring multiple hits, while smaller ones will be faster and more frequent..</text:span></text:p>
                </text:list-header>
              </text:list>
            </text:list-header>
          </text:list>
        </text:list-item>
        <text:list-item>
          <text:p text:style-name="P15" loext:marker-style-name="T6"><text:span text:style-name="T2">Missiles </text:span><text:span text:style-name="T4">Shooting</text:span><text:span text:style-name="T6">:</text:span></text:p>
          <text:list>
            <text:list-header>
              <text:p text:style-name="P44" loext:marker-style-name="T6"><text:span text:style-name="T6">Shooting different missiles </text:span><text:span text:style-name="T13">attached to the satellite </text:span><text:span text:style-name="T6">and showing their trajectory onto the screen</text:span></text:p>
              <text:list>
                <text:list-header>
                  <text:p text:style-name="P42"><text:span text:style-name="T12"/></text:p>
                  <text:p text:style-name="P42"><text:span text:style-name="T12">#</text:span><text:span text:style-name="T6">Basic Missiles: Fast with a limited damage radius.</text:span></text:p>
                  <text:p text:style-name="P42"><text:span text:style-name="T12">#</text:span><text:span text:style-name="T6">Explosive Missiles: Slower but deal splash damage to nearby asteroids.</text:span></text:p>
                  <text:p text:style-name="P16"><text:span text:style-name="T4">#</text:span><text:span text:style-name="T2">Area of Effect (AoE) Missiles: Larger missiles that cover a wider area, effective against groups of small asteroids.</text:span></text:p>
                </text:list-header>
              </text:list>
            </text:list-header>
          </text:list>
        </text:list-item>
        <text:list-item>
          <text:p text:style-name="P45"><text:span text:style-name="T2">Interactive GUI: </text:span><text:span text:style-name="T15">A game-screen where player is able to direct missiles (with help of a input device) onto asteroids and being able to see and identify different missiles satellites and asteroids.</text:span></text:p>
        </text:list-item>
        <text:list-item>
          <text:p text:style-name="P15"><text:span text:style-name="T2">Collision Detection:</text:span><text:span text:style-name="T6">Detect</text:span><text:span text:style-name="T12">ion</text:span><text:span text:style-name="T6"> when missiles collide with asteroids and when asteroids collide with Earth.</text:span></text:p>
        </text:list-item>
        <text:list-item>
          <text:p text:style-name="P15" loext:marker-style-name="T6"><text:span text:style-name="T2">Score and </text:span><text:span text:style-name="T4">Difficulty</text:span><text:span text:style-name="T6">:Players earn points for each asteroid destroyed </text:span><text:span text:style-name="T12">and difficulty increases as score increases </text:span></text:p>
          <text:list>
            <text:list-header>
              <text:p text:style-name="P43"><text:span text:style-name="T12">#</text:span><text:span text:style-name="T6">Levels progress with increasing difficulty as more and faster asteroids appear.</text:span></text:p>
            </text:list-header>
          </text:list>
        </text:list-item>
        <text:list-item>
          <text:p text:style-name="P16" loext:marker-style-name="T6"><text:span text:style-name="T2">Game Over Condition</text:span><text:span text:style-name="T6">:The game ends when an asteroid hits Earth, and the player's final score is displayed.</text:span></text:p>
        </text:list-item>
      </text:list>
      <text:p text:style-name="P38" loext:marker-style-name="T6"><text:span text:style-name="T6"/></text:p>
      <text:h text:style-name="P1" text:outline-level="4"><text:soft-page-break/><text:span text:style-name="T2"/></text:h>
      <text:h text:style-name="P5" text:outline-level="3">Non-Functional Requirements:</text:h>
      <text:list text:style-name="WWNum4">
        <text:list-item>
          <text:p text:style-name="P18" loext:marker-style-name="T6"><text:span text:style-name="T2">Performance</text:span><text:span text:style-name="T6">:</text:span></text:p>
          <text:list>
            <text:list-item>
              <text:p text:style-name="P19" loext:marker-style-name="T6"><text:span text:style-name="T6">The game should run smoothly at a minimum of 60 frames per second (FPS) for a fluid gameplay experience.</text:span><text:span text:style-name="T6"/></text:p>
            </text:list-item>
            <text:list-item>
              <text:p text:style-name="P19" loext:marker-style-name="T6"><text:span text:style-name="T6">Efficient handling of collision detection and missile-asteroid interactions even at higher difficulty levels with numerous asteroids.</text:span></text:p>
            </text:list-item>
          </text:list>
        </text:list-item>
        <text:list-item>
          <text:p text:style-name="P47" loext:marker-style-name="T6"><text:span text:style-name="T2">User Experience</text:span></text:p>
        </text:list-item>
      </text:list>
      <text:p text:style-name="P46" loext:marker-style-name="T6"><text:span text:style-name="T2"><text:tab/>a. </text:span><text:span text:style-name="T15">Game should be playable the player must not find it too difficult <text:tab/>or too easy nor find it boring. </text:span></text:p>
      <text:p text:style-name="P46" loext:marker-style-name="T6"><text:span text:style-name="T15"><text:tab/>b. </text:span><text:span text:style-name="T17">Player must <text:s/>find the game exciting to play due to cool features <text:tab/>and gameplay.</text:span></text:p>
      <text:p text:style-name="P46" loext:marker-style-name="T6"><text:span text:style-name="T15"><text:tab/></text:span></text:p>
      <text:list text:continue-numbering="true" text:style-name="WWNum4">
        <text:list-item>
          <text:p text:style-name="P19" loext:marker-style-name="T6"><text:span text:style-name="T2">User Interface (UI) Design</text:span><text:span text:style-name="T6">:</text:span></text:p>
          <text:list>
            <text:list-item>
              <text:p text:style-name="P19" loext:marker-style-name="T6"><text:span text:style-name="T6">Simple and clear UI elements to display key game information (e.g., player score, asteroid count).</text:span></text:p>
            </text:list-item>
            <text:list-item>
              <text:p text:style-name="P19" loext:marker-style-name="T6"><text:span text:style-name="T6">Smooth, responsive controls with immediate feedback when the player fires missiles or moves the satellite.</text:span><text:span text:style-name="T6"/></text:p>
            </text:list-item>
          </text:list>
        </text:list-item>
      </text:list>
      <text:p text:style-name="Standard"/>
      <text:h text:style-name="P7" text:outline-level="3"/>
      <text:h text:style-name="P5" text:outline-level="3">Technologies to Be Used:</text:h>
      <text:list text:style-name="WWNum8">
        <text:list-item>
          <text:p text:style-name="P30" loext:marker-style-name="T6"><text:span text:style-name="T2">Programming Languages</text:span><text:span text:style-name="T6">:</text:span></text:p>
          <text:list>
            <text:list-item>
              <text:p text:style-name="P31" loext:marker-style-name="T6"><text:span text:style-name="T6">C++ </text:span><text:span text:style-name="T14">and</text:span><text:span text:style-name="T6"> Java for core game logic and </text:span><text:span text:style-name="T14">GUI.</text:span></text:p>
            </text:list-item>
          </text:list>
        </text:list-item>
        <text:list-item>
          <text:p text:style-name="P31" loext:marker-style-name="T6"><text:span text:style-name="T2">Libraries/Frameworks</text:span><text:span text:style-name="T6">:</text:span></text:p>
          <text:list>
            <text:list-header>
              <text:p text:style-name="P48" loext:marker-style-name="T6"><text:span text:style-name="T2">## WHICH LIBRARIES TO USE</text:span></text:p>
            </text:list-header>
            <text:list-item>
              <text:p text:style-name="P31" loext:marker-style-name="T6"><text:span text:style-name="T2">SDL2</text:span><text:span text:style-name="T6"> or </text:span><text:span text:style-name="T2">SFML</text:span><text:span text:style-name="T6"> (C++) for handling 2D graphics, input, and sound in the single-player mode.</text:span></text:p>
            </text:list-item>
            <text:list-item>
              <text:p text:style-name="P31" loext:marker-style-name="T6"><text:span text:style-name="T2">JavaFX</text:span><text:span text:style-name="T6"> or </text:span><text:span text:style-name="T2">libGDX</text:span><text:span text:style-name="T6"> (Java) for graphics and input handling if using Java.</text:span></text:p>
              <text:p text:style-name="P31" loext:marker-style-name="T6"><text:span text:style-name="T6"/></text:p>
            </text:list-item>
          </text:list>
        </text:list-item>
        <text:list-item>
          <text:p text:style-name="P31" loext:marker-style-name="T6"><text:span text:style-name="T2">Development Environment</text:span><text:span text:style-name="T6">:</text:span></text:p>
          <text:list>
            <text:list-item>
              <text:p text:style-name="P31" loext:marker-style-name="T6"><text:soft-page-break/><text:span text:style-name="T2">Visual Studio, </text:span><text:span text:style-name="T5">IntelliJ</text:span><text:span text:style-name="T17"> for servicing as IDE</text:span><text:span text:style-name="T5">.</text:span></text:p>
            </text:list-item>
            <text:list-item>
              <text:p text:style-name="P31" loext:marker-style-name="T6"><text:span text:style-name="T2">Git</text:span><text:span text:style-name="T6"> for version control.</text:span></text:p>
            </text:list-item>
            <text:list-item>
              <text:p text:style-name="P48" loext:marker-style-name="T6"><text:span text:style-name="T6">Github for efficent sharing and hosting of code.</text:span></text:p>
            </text:list-item>
          </text:list>
        </text:list-item>
      </text:list>
      <text:p text:style-name="Standard"/>
      <text:h text:style-name="P6" text:outline-level="3"><text:soft-page-break/></text:h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/>
      <text:h text:style-name="P6" text:outline-level="3">System Architecture:</text:h>
      <text:h text:style-name="P9" text:outline-level="4">1. Single-Player Game Architecture:</text:h>
      <text:list text:style-name="WWNum5">
        <text:list-item>
          <text:p text:style-name="P22" loext:marker-style-name="T6"><text:span text:style-name="T2">Game Loop</text:span><text:span text:style-name="T6">:</text:span></text:p>
          <text:list>
            <text:list-item>
              <text:p text:style-name="P23" loext:marker-style-name="T6"><text:span text:style-name="T6">The game loop will handle asteroid spawning, satellite movement, collision detection, and missile firing.</text:span></text:p>
            </text:list-item>
            <text:list-item>
              <text:p text:style-name="P23" loext:marker-style-name="T6"><text:soft-page-break/><text:span text:style-name="T6">Each frame, the game will update the positions of all objects (satellites, asteroids, missiles) and render the updated state to the screen.</text:span></text:p>
            </text:list-item>
          </text:list>
        </text:list-item>
        <text:list-item>
          <text:p text:style-name="P23" loext:marker-style-name="T6"><text:span text:style-name="T2">Collision Handling</text:span><text:span text:style-name="T6">:</text:span></text:p>
          <text:list>
            <text:list-item>
              <text:p text:style-name="P23" loext:marker-style-name="T6"><text:span text:style-name="T6">The game will continuously check for collisions between missiles and asteroids.</text:span></text:p>
            </text:list-item>
            <text:list-item>
              <text:p text:style-name="P23" loext:marker-style-name="T6"><text:span text:style-name="T6">It will also check if any asteroids have collided with Earth, triggering the game-over condition.</text:span></text:p>
            </text:list-item>
          </text:list>
        </text:list-item>
      </text:list>
      <text:h text:style-name="P9" text:outline-level="4">2. Multiplayer Architecture :</text:h>
      <text:list text:style-name="WWNum6">
        <text:list-item>
          <text:p text:style-name="P25" loext:marker-style-name="T6"><text:span text:style-name="T2">Client-Server Model</text:span><text:span text:style-name="T6">:</text:span></text:p>
          <text:list>
            <text:list-item>
              <text:p text:style-name="P25" loext:marker-style-name="T6"><text:span text:style-name="T6">In multiplayer mode, the game will use a client-server model over a local network.</text:span></text:p>
            </text:list-item>
            <text:list-item>
              <text:p text:style-name="P25" loext:marker-style-name="T6"><text:span text:style-name="T6">The server (host) will manage the authoritative game state and send updates to the client (player 2).</text:span></text:p>
            </text:list-item>
            <text:list-item>
              <text:p text:style-name="P25" loext:marker-style-name="T6"><text:span text:style-name="T6">Both players' inputs (satellite movement, firing) will be sent to the server, which will process the game state and broadcast updates to both players.</text:span></text:p>
            </text:list-item>
          </text:list>
        </text:list-item>
      </text:list>
      <text:h text:style-name="P9" text:outline-level="4">3. Rendering and Input Handling:</text:h>
      <text:list text:style-name="WWNum7">
        <text:list-item>
          <text:p text:style-name="P28" loext:marker-style-name="T6"><text:span text:style-name="T2">Rendering</text:span><text:span text:style-name="T6">:</text:span></text:p>
          <text:list>
            <text:list-item>
              <text:p text:style-name="P29" loext:marker-style-name="T6"><text:span text:style-name="T6">2D rendering of Earth, satellites, asteroids, and missile trajectories.</text:span></text:p>
            </text:list-item>
            <text:list-item>
              <text:p text:style-name="P29" loext:marker-style-name="T6"><text:span text:style-name="T6">Dynamic background indicating space with simple visual effects for explosions when asteroids are hit.</text:span></text:p>
            </text:list-item>
          </text:list>
        </text:list-item>
        <text:list-item>
          <text:p text:style-name="P29" loext:marker-style-name="T6"><text:span text:style-name="T2">Input Handling</text:span><text:span text:style-name="T6">:</text:span></text:p>
          <text:list>
            <text:list-item>
              <text:p text:style-name="P29" loext:marker-style-name="T6"><text:span text:style-name="T6">Keyboard input for satellite movement and firing.</text:span></text:p>
            </text:list-item>
            <text:list-item>
              <text:p text:style-name="P29" loext:marker-style-name="T6"><text:span text:style-name="T6">Multiplayer input from multiple players, capturing both players' movements and actions.</text:span></text:p>
            </text:list-item>
          </text:list>
        </text:list-item>
      </text:list>
      <text:p text:style-name="P51"/>
      <text:h text:style-name="P5" text:outline-level="3">Project Phases:</text:h>
      <text:list text:style-name="WWNum9">
        <text:list-item>
          <text:p text:style-name="P32" loext:marker-style-name="T2"><text:span text:style-name="T2">Phase 1: Single-Player Core Development</text:span><text:span text:style-name="T2"/></text:p>
          <text:list>
            <text:list-item>
              <text:p text:style-name="P33" loext:marker-style-name="T6"><text:soft-page-break/><text:span text:style-name="T6">Implement the core game mechanics (satellite movement, missile firing, asteroid spawning).</text:span><text:span text:style-name="T6"/></text:p>
            </text:list-item>
            <text:list-item>
              <text:p text:style-name="P33" loext:marker-style-name="T6"><text:span text:style-name="T6">Test collision detection and game-over conditions.</text:span><text:span text:style-name="T6"/></text:p>
            </text:list-item>
            <text:list-item>
              <text:p text:style-name="P33" loext:marker-style-name="T6"><text:span text:style-name="T6">Build and refine the UI to display player score, lives, and game state.</text:span><text:span text:style-name="T6"/></text:p>
            </text:list-item>
          </text:list>
        </text:list-item>
        <text:list-item>
          <text:p text:style-name="P33" loext:marker-style-name="T2"><text:span text:style-name="T2">Phase 2: Difficulty Levels and Asteroid Variety</text:span><text:span text:style-name="T2"/></text:p>
          <text:list>
            <text:list-item>
              <text:p text:style-name="P33" loext:marker-style-name="T6"><text:span text:style-name="T6">Implement different asteroid types and difficulty levels (Easy, Medium, Hard).</text:span><text:span text:style-name="T6"/></text:p>
            </text:list-item>
            <text:list-item>
              <text:p text:style-name="P33" loext:marker-style-name="T6"><text:span text:style-name="T6">Add variety in missile types and asteroid behavior.</text:span><text:span text:style-name="T6"/></text:p>
            </text:list-item>
          </text:list>
        </text:list-item>
        <text:list-item>
          <text:p text:style-name="P33" loext:marker-style-name="T2"><text:span text:style-name="T2">Phase 3: Testing and Polishing</text:span><text:span text:style-name="T2"/></text:p>
          <text:list>
            <text:list-item>
              <text:p text:style-name="P33" loext:marker-style-name="T6"><text:span text:style-name="T6">Thoroughly test the single-player mode, ensuring smooth gameplay and no major bugs.</text:span><text:span text:style-name="T6"/></text:p>
            </text:list-item>
            <text:list-item>
              <text:p text:style-name="P33" loext:marker-style-name="T6"><text:span text:style-name="T6">Refine performance and UI for a clean user experience.</text:span><text:span text:style-name="T6"/></text:p>
            </text:list-item>
          </text:list>
        </text:list-item>
        <text:list-item>
          <text:p text:style-name="P33" loext:marker-style-name="T2"><text:span text:style-name="T2">Phase 4: Local Multiplayer </text:span><text:span text:style-name="T2"/></text:p>
          <text:list>
            <text:list-item>
              <text:p text:style-name="P33" loext:marker-style-name="T6"><text:span text:style-name="T6">Implement the client-server architecture over LAN for multiplayer functionality.</text:span><text:span text:style-name="T6"/></text:p>
            </text:list-item>
            <text:list-item>
              <text:p text:style-name="P33" loext:marker-style-name="T6"><text:span text:style-name="T6">Synchronize game state between players and ensure smooth communication.</text:span><text:span text:style-name="T6"/></text:p>
            </text:list-item>
            <text:list-item>
              <text:p text:style-name="P33" loext:marker-style-name="T6"><text:span text:style-name="T6">Test multiplayer performance and fix any synchronization issues.</text:span><text:span text:style-name="T6"/></text:p>
            </text:list-item>
          </text:list>
        </text:list-item>
      </text:list>
      <text:h text:style-name="P5" text:outline-level="3" loext:marker-style-name="T1"/>
      <text:h text:style-name="P5" text:outline-level="3">Expected Outcomes:</text:h>
      <text:list text:style-name="WWNum11">
        <text:list-item>
          <text:p text:style-name="P34" loext:marker-style-name="T6"><text:span text:style-name="T6">A fully functional, polished </text:span><text:span text:style-name="T2">single-player game</text:span><text:span text:style-name="T6"> where the player controls a satellite to defend Earth from asteroids.</text:span></text:p>
        </text:list-item>
        <text:list-item>
          <text:p text:style-name="P34" loext:marker-style-name="T6"><text:span text:style-name="T6">A smooth and engaging gameplay experience, with increasing difficulty levels and a variety of asteroid and missile types.</text:span><text:span text:style-name="T6"/></text:p>
        </text:list-item>
        <text:list-item>
          <text:p text:style-name="P34" loext:marker-style-name="T6"><text:span text:style-name="T6">Optionally, </text:span><text:span text:style-name="T2">local multiplayer over LAN</text:span><text:span text:style-name="T6"> as an additional feature, allowing two players to collaborate in protecting Earth from asteroids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false" style:font-name-asian="DejaVu Sans" style:font-size-asian="12pt" style:language-asian="ja" style:country-asian="JP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GB" style:letter-kerning="false" style:font-name-asian="DejaVu Sans" style:font-size-asian="12pt" style:language-asian="ja" style:country-asian="JP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DejaVu Sans" style:font-family-asian="'DejaVu Sans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DejaVu Sans" style:font-family-asian="'DejaVu Sans'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DejaVu Sans" style:font-family-asian="'DejaVu Sans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DejaVu Sans" style:font-family-asian="'DejaVu Sans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DejaVu Sans" style:font-family-asian="'DejaVu Sans'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DejaVu Sans" style:font-family-asian="'DejaVu Sans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4-10-21T15:09:28.428190223</meta:creation-date>
    <meta:generator>LibreOffice/24.2.6.2$Linux_X86_64 LibreOffice_project/8e9a753d9daaea75c34b417ba1bdf556bf2fc5b3</meta:generator>
    <meta:editing-duration>PT20M11S</meta:editing-duration>
    <dc:date>2024-10-21T16:56:45.166496163</dc:date>
    <meta:document-statistic meta:table-count="0" meta:image-count="0" meta:object-count="0" meta:page-count="8" meta:paragraph-count="113" meta:word-count="1185" meta:character-count="7602" meta:non-whitespace-character-count="6547"/>
    <meta:user-defined meta:name="AppVersion">16.0000</meta:user-defined>
  </office:meta>
</office:document-meta>
</file>